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Manager.setURLPolicy( IURLPolicy url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_add( String name , Bundle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sionManager.findLibra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Libra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Search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HostAddress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Requir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_removeExtensions( Object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tensionManager.openConnection( URL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tensionManag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sionManage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ResourceFromCont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setSearchPolicy( ISearchPolicy search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setSecurityContext( Object security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addExtensionBundle( Felix felix , FelixBundle bund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ExtensionManager.Extens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nsionManager.getEntryAsStrea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hasEnt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ExtensionManager( Logger logger , Map configMap , BundleInfo systemBundle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xtensionManager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sionManager.getResourc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ensionManager.getClas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ensionManager.convertCapabilitiesToHeaders( Map head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ensionManager.addExtension( Object source , Bundle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ensionManage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DynamicRequir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InputStream( int index , String ur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URL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Ent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getSecurit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isExtensionBundle( Map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sionManager.get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tensionManager.hasInputStream( int index , String ur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Manager.removeExtensions( Felix fel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sionManager.startExtensionBundle( Felix felix , FelixBundle bund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xtensionManager.setCapabilities( ICapability [ ] capabil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